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93103" officeooo:paragraph-rsid="0019310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officeooo:rsid="00193103" officeooo:paragraph-rsid="00193103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193103" officeooo:paragraph-rsid="00193103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text-properties fo:font-size="12pt" fo:font-weight="normal" officeooo:rsid="001a8668" officeooo:paragraph-rsid="001a8668" style:font-size-asian="12pt" style:font-weight-asian="normal" style:font-size-complex="12pt" style:font-weight-complex="normal"/>
    </style:style>
    <style:style style:name="P5" style:family="paragraph" style:parent-style-name="Standard" style:list-style-name="L3">
      <style:text-properties fo:font-size="12pt" fo:font-weight="normal" officeooo:rsid="001a8668" officeooo:paragraph-rsid="001a8668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weight="normal" officeooo:rsid="00193a5a" officeooo:paragraph-rsid="00193a5a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text-properties fo:font-size="12pt" fo:font-weight="normal" officeooo:rsid="00193a5a" officeooo:paragraph-rsid="00193a5a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93a5a" officeooo:paragraph-rsid="00193a5a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text-properties fo:font-size="12pt" fo:font-weight="normal" officeooo:rsid="001d7f3e" officeooo:paragraph-rsid="001d7f3e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text-properties fo:font-size="12pt" fo:font-weight="normal" officeooo:rsid="001d7f3e" officeooo:paragraph-rsid="0021287a" style:font-size-asian="12pt" style:font-weight-asian="normal" style:font-size-complex="12pt" style:font-weight-complex="normal"/>
    </style:style>
    <style:style style:name="P11" style:family="paragraph" style:parent-style-name="Standard" style:list-style-name="L6">
      <style:text-properties fo:font-size="12pt" fo:font-weight="normal" officeooo:rsid="001d7f3e" officeooo:paragraph-rsid="002510c9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fo:font-size="12pt" fo:font-weight="normal" officeooo:rsid="0021260b" officeooo:paragraph-rsid="0021260b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fo:font-size="12pt" fo:font-weight="normal" officeooo:rsid="0021260b" officeooo:paragraph-rsid="0021287a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fo:font-size="12pt" fo:font-weight="normal" officeooo:rsid="00193103" officeooo:paragraph-rsid="00193103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93103" officeooo:paragraph-rsid="00193103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text-properties fo:font-size="12pt" fo:font-weight="normal" officeooo:rsid="002510c9" officeooo:paragraph-rsid="002510c9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fo:font-size="12pt" fo:font-weight="normal" officeooo:rsid="002510c9" officeooo:paragraph-rsid="002510c9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text-properties fo:font-size="12pt" fo:font-weight="normal" officeooo:rsid="0025d11d" officeooo:paragraph-rsid="0025d11d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fo:font-size="12pt" fo:font-weight="normal" officeooo:rsid="002765ec" officeooo:paragraph-rsid="002765ec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7a6fa" officeooo:paragraph-rsid="0027a6fa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29a864" officeooo:paragraph-rsid="0029a864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text-properties fo:font-size="12pt" fo:font-weight="bold" officeooo:rsid="00193103" officeooo:paragraph-rsid="0021260b" style:font-size-asian="12pt" style:font-weight-asian="bold" style:font-size-complex="12pt" style:font-weight-complex="bold"/>
    </style:style>
    <style:style style:name="P23" style:family="paragraph" style:parent-style-name="Standard" style:list-style-name="L4">
      <style:text-properties fo:font-size="12pt" fo:font-weight="bold" officeooo:rsid="00193103" officeooo:paragraph-rsid="00193103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2510c9" officeooo:paragraph-rsid="002510c9" style:font-size-asian="12pt" style:font-weight-asian="bold" style:font-size-complex="12pt" style:font-weight-complex="bold"/>
    </style:style>
    <style:style style:name="P25" style:family="paragraph" style:parent-style-name="Standard" style:list-style-name="L4">
      <style:text-properties fo:font-size="12pt" fo:font-weight="bold" officeooo:rsid="002765ec" officeooo:paragraph-rsid="002765ec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bold" officeooo:rsid="0027a6fa" officeooo:paragraph-rsid="0027a6fa" style:font-size-asian="12pt" style:font-weight-asian="bold" style:font-size-complex="12pt" style:font-weight-complex="bold"/>
    </style:style>
    <style:style style:name="P27" style:family="paragraph" style:parent-style-name="Standard" style:list-style-name="L2">
      <style:text-properties fo:font-size="12pt" fo:font-style="italic" fo:font-weight="normal" officeooo:rsid="0020257b" officeooo:paragraph-rsid="0020257b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 style:list-style-name="L2">
      <style:text-properties fo:font-size="12pt" fo:font-style="italic" fo:font-weight="normal" officeooo:rsid="0020257b" officeooo:paragraph-rsid="0021260b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 style:list-style-name="L2">
      <style:text-properties fo:font-size="12pt" fo:font-style="italic" fo:font-weight="normal" officeooo:rsid="0021287a" officeooo:paragraph-rsid="0021287a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Heading_20_1">
      <style:text-properties officeooo:rsid="001c7ad4" officeooo:paragraph-rsid="001c7ad4"/>
    </style:style>
    <style:style style:name="T1" style:family="text">
      <style:text-properties officeooo:rsid="001a8668"/>
    </style:style>
    <style:style style:name="T2" style:family="text">
      <style:text-properties officeooo:rsid="001c267b"/>
    </style:style>
    <style:style style:name="T3" style:family="text">
      <style:text-properties officeooo:rsid="0021287a"/>
    </style:style>
    <style:style style:name="T4" style:family="text">
      <style:text-properties officeooo:rsid="0021d677"/>
    </style:style>
    <style:style style:name="T5" style:family="text">
      <style:text-properties officeooo:rsid="0025d11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5d11d" style:font-weight-asian="normal" style:font-weight-complex="normal"/>
    </style:style>
    <style:style style:name="T8" style:family="text">
      <style:text-properties fo:font-weight="normal" officeooo:rsid="002765ec" style:font-weight-asian="normal" style:font-weight-complex="normal"/>
    </style:style>
    <style:style style:name="T9" style:family="text">
      <style:text-properties officeooo:rsid="002765ec"/>
    </style:style>
    <style:style style:name="T10" style:family="text">
      <style:text-properties officeooo:rsid="0027a6fa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span text:style-name="T3">Data</text:span></text:h>
      <text:p text:style-name="P2">Users <text:span text:style-name="T7">(Ondřej Řeháček, 13.7.1994, Student, 79kg, 197cm, “blablab”...)</text:span></text:p>
      <text:list xml:id="list8755327716132819337" text:style-name="L1">
        <text:list-item>
          <text:p text:style-name="P4">Id (int)</text:p>
        </text:list-item>
        <text:list-item>
          <text:p text:style-name="P6">FirstName <text:span text:style-name="T1">(string)</text:span></text:p>
        </text:list-item>
        <text:list-item>
          <text:p text:style-name="P6">LastName <text:span text:style-name="T1">(string)</text:span></text:p>
        </text:list-item>
        <text:list-item>
          <text:p text:style-name="P6">D<text:span text:style-name="T3">e</text:span>scription <text:span text:style-name="T1">(string)</text:span></text:p>
        </text:list-item>
        <text:list-item>
          <text:p text:style-name="P6">Photo<text:span text:style-name="T1">URL</text:span> <text:span text:style-name="T1">(string)</text:span></text:p>
        </text:list-item>
        <text:list-item>
          <text:p text:style-name="P6">….. <text:span text:style-name="T5">další info...</text:span></text:p>
        </text:list-item>
      </text:list>
      <text:p text:style-name="P8"/>
      <text:p text:style-name="P24">Set <text:span text:style-name="T7">(Reklama na Renault Captur / Naše nová písnička / Učivo matematiky...)</text:span></text:p>
      <text:list xml:id="list6106234527659475966" text:style-name="L6">
        <text:list-item>
          <text:p text:style-name="P11">Id (int)</text:p>
        </text:list-item>
        <text:list-item>
          <text:p text:style-name="P11"><text:span text:style-name="T3">Subject</text:span> (string)</text:p>
        </text:list-item>
        <text:list-item>
          <text:p text:style-name="P11"><text:bookmark-start text:name="__DdeLink__10_7612934251"/>D<text:span text:style-name="T3">e</text:span>scription (string)<text:bookmark-end text:name="__DdeLink__10_7612934251"/></text:p>
        </text:list-item>
        <text:list-item>
          <text:p text:style-name="P18">PhotoURL (string)</text:p>
        </text:list-item>
        <text:list-item>
          <text:p text:style-name="P18">…… další info...</text:p>
        </text:list-item>
      </text:list>
      <text:p text:style-name="P2"/>
      <text:p text:style-name="P2">Recording <text:span text:style-name="T7">(Zaznam reakce jednoho uživatele v určitém setu.)</text:span></text:p>
      <text:list xml:id="list635957421638371630" text:style-name="L2">
        <text:list-item>
          <text:p text:style-name="P9">Id (int)</text:p>
        </text:list-item>
        <text:list-item>
          <text:p text:style-name="P16">SetID (int)</text:p>
        </text:list-item>
        <text:list-item>
          <text:p text:style-name="P16">UserID (int)</text:p>
        </text:list-item>
        <text:list-item>
          <text:p text:style-name="P9"><text:bookmark-start text:name="__DdeLink__10_761293425"/>D<text:span text:style-name="T3">e</text:span>scription (string)<text:bookmark-end text:name="__DdeLink__10_761293425"/></text:p>
        </text:list-item>
        <text:list-item>
          <text:p text:style-name="P9"><text:bookmark-start text:name="__DdeLink__8_761293425"/>Date<text:span text:style-name="T3">Start</text:span> (DateTime)<text:bookmark-end text:name="__DdeLink__8_761293425"/></text:p>
        </text:list-item>
        <text:list-item>
          <text:p text:style-name="P10">Date<text:span text:style-name="T3">End</text:span>(DateTime)</text:p>
        </text:list-item>
        <text:list-item>
          <text:p text:style-name="P12">Raw<text:span text:style-name="T4">EEG</text:span> <text:bookmark-start text:name="__DdeLink__12_761293425"/>(List&lt;double&gt;<text:span text:style-name="T3">)</text:span><text:bookmark-end text:name="__DdeLink__12_761293425"/></text:p>
          <text:list>
            <text:list-item>
              <text:p text:style-name="P27">AF3<text:bookmark-start text:name="__DdeLink__4_761293425"/><text:bookmark-start text:name="__DdeLink__2_761293425"/> <text:bookmark-end text:name="__DdeLink__4_761293425"/><text:bookmark-end text:name="__DdeLink__2_761293425"/></text:p>
            </text:list-item>
            <text:list-item>
              <text:p text:style-name="P28">F7</text:p>
            </text:list-item>
            <text:list-item>
              <text:p text:style-name="P28">F3 </text:p>
            </text:list-item>
            <text:list-item>
              <text:p text:style-name="P28">FC5 </text:p>
            </text:list-item>
            <text:list-item>
              <text:p text:style-name="P28">T7</text:p>
            </text:list-item>
            <text:list-item>
              <text:p text:style-name="P28">P7 </text:p>
            </text:list-item>
            <text:list-item>
              <text:p text:style-name="P28">O1 </text:p>
            </text:list-item>
            <text:list-item>
              <text:p text:style-name="P28">O2 </text:p>
            </text:list-item>
            <text:list-item>
              <text:p text:style-name="P28">P8 </text:p>
            </text:list-item>
            <text:list-item>
              <text:p text:style-name="P28">T8 </text:p>
            </text:list-item>
            <text:list-item>
              <text:p text:style-name="P28">FC6</text:p>
            </text:list-item>
            <text:list-item>
              <text:p text:style-name="P28">F4 </text:p>
            </text:list-item>
            <text:list-item>
              <text:p text:style-name="P28">F8</text:p>
            </text:list-item>
            <text:list-item>
              <text:p text:style-name="P28">AF42 </text:p>
            </text:list-item>
          </text:list>
        </text:list-item>
        <text:list-item>
          <text:p text:style-name="P13">Expressiv(List&lt;double&gt;<text:span text:style-name="T3">)</text:span></text:p>
          <text:list>
            <text:list-item>
              <text:p text:style-name="P29">Blink</text:p>
            </text:list-item>
            <text:list-item>
              <text:p text:style-name="P29">Wink</text:p>
            </text:list-item>
            <text:list-item>
              <text:p text:style-name="P29">Look</text:p>
            </text:list-item>
            <text:list-item>
              <text:p text:style-name="P29">RaiseBrow</text:p>
            </text:list-item>
            <text:list-item>
              <text:p text:style-name="P29">FurrowBrow</text:p>
            </text:list-item>
            <text:list-item>
              <text:p text:style-name="P29"><text:soft-page-break/>Smile</text:p>
            </text:list-item>
            <text:list-item>
              <text:p text:style-name="P29">Clench</text:p>
            </text:list-item>
            <text:list-item>
              <text:p text:style-name="P29">Smirk</text:p>
            </text:list-item>
            <text:list-item>
              <text:p text:style-name="P29">Laugh</text:p>
            </text:list-item>
          </text:list>
        </text:list-item>
        <text:list-item>
          <text:p text:style-name="P13">Affectiv(List&lt;double&gt;<text:span text:style-name="T3">)</text:span></text:p>
          <text:list>
            <text:list-item>
              <text:p text:style-name="P29">Engagement</text:p>
            </text:list-item>
            <text:list-item>
              <text:p text:style-name="P29">Frustration</text:p>
            </text:list-item>
            <text:list-item>
              <text:p text:style-name="P29">Meditation</text:p>
            </text:list-item>
            <text:list-item>
              <text:p text:style-name="P29">Excitement</text:p>
            </text:list-item>
          </text:list>
          <text:p text:style-name="P22"/>
        </text:list-item>
      </text:list>
      <text:p text:style-name="P2">Comments<text:span text:style-name="T6"> </text:span><text:span text:style-name="T7">(Komentář uživatele přidaný k setu)</text:span></text:p>
      <text:list xml:id="list6016123974408494657" text:style-name="L3">
        <text:list-item>
          <text:p text:style-name="P5">Id <text:span text:style-name="T2">(int)</text:span></text:p>
        </text:list-item>
        <text:list-item>
          <text:p text:style-name="P7"><text:span text:style-name="T1">U</text:span>serID <text:span text:style-name="T2">(int)</text:span></text:p>
        </text:list-item>
        <text:list-item>
          <text:p text:style-name="P17">SetID (int)</text:p>
        </text:list-item>
        <text:list-item>
          <text:p text:style-name="P7">comment <text:span text:style-name="T2">(string)</text:span></text:p>
        </text:list-item>
      </text:list>
      <text:p text:style-name="P1"/>
      <text:p text:style-name="P1"/>
      <text:p text:style-name="P3"><text:span text:style-name="T10">Základní API e</text:span>ndpoints <text:span text:style-name="T8">(Mezi Thinck Clientem, Web Klientem a serverem)</text:span>:</text:p>
      <text:p text:style-name="P1"/>
      <text:list xml:id="list7219633929208471556" text:style-name="L4">
        <text:list-item>
          <text:p text:style-name="P23">Users</text:p>
          <text:list>
            <text:list-item>
              <text:p text:style-name="P19">New</text:p>
            </text:list-item>
            <text:list-item>
              <text:p text:style-name="P19">Edit</text:p>
            </text:list-item>
            <text:list-item>
              <text:p text:style-name="P25">Get</text:p>
              <text:list>
                <text:list-item>
                  <text:p text:style-name="P14">Self</text:p>
                </text:list-item>
                <text:list-item>
                  <text:p text:style-name="P14">UserId<text:line-break/></text:p>
                </text:list-item>
              </text:list>
            </text:list-item>
          </text:list>
        </text:list-item>
        <text:list-item>
          <text:p text:style-name="P25">Set</text:p>
          <text:list>
            <text:list-item>
              <text:p text:style-name="P19">New</text:p>
            </text:list-item>
            <text:list-item>
              <text:p text:style-name="P19">Edit</text:p>
            </text:list-item>
            <text:list-item>
              <text:p text:style-name="P19">….</text:p>
            </text:list-item>
            <text:list-item>
              <text:p text:style-name="P23">Recording<text:span text:style-name="T9">s</text:span></text:p>
              <text:list>
                <text:list-item>
                  <text:p text:style-name="P19">New</text:p>
                </text:list-item>
                <text:list-item>
                  <text:p text:style-name="P14">Get</text:p>
                </text:list-item>
                <text:list-item>
                  <text:p text:style-name="P14">Delete</text:p>
                </text:list-item>
                <text:list-item>
                  <text:p text:style-name="P14">….</text:p>
                </text:list-item>
              </text:list>
            </text:list-item>
            <text:list-item>
              <text:p text:style-name="P23">Comments</text:p>
              <text:list>
                <text:list-item>
                  <text:p text:style-name="P19">New</text:p>
                </text:list-item>
                <text:list-item>
                  <text:p text:style-name="P14">Get</text:p>
                </text:list-item>
                <text:list-item>
                  <text:p text:style-name="P14">Delete</text:p>
                </text:list-item>
                <text:list-item>
                  <text:p text:style-name="P14">...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26"><text:soft-page-break/>Návrh užití:</text:p>
      <text:p text:style-name="P20">Společnnost Renault má novou reklamu na svůj nový vůz. Využije systému pro nahrání reakcí několika <text:s/>učastníku průzkumu, kteří sledujou reklamu – Zjistí tak nejen reakce jednotlivých uživatelů (včetně mimiky obličeje a surových EEG dat) ale taky reakcí na samotnou sledovanou reklamu – stejně tak mohou analyzovat celý dataset několika měření.</text:p>
      <text:p text:style-name="P26"/>
      <text:p text:style-name="P21"><text:span text:style-name="T11">Nahrávky mají nastavení hustoty (density) </text:span>pro aplikací na krátkých měření (reklama, písnička) až po dlouhodobá měření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2:51:47.970000000</meta:creation-date>
    <dc:date>2016-12-06T01:35:25.143000000</dc:date>
    <meta:editing-duration>PT3H41M6S</meta:editing-duration>
    <meta:editing-cycles>16</meta:editing-cycles>
    <meta:generator>LibreOffice/5.2.1.2$Windows_x86 LibreOffice_project/31dd62db80d4e60af04904455ec9c9219178d620</meta:generator>
    <meta:document-statistic meta:table-count="0" meta:image-count="0" meta:object-count="0" meta:page-count="3" meta:paragraph-count="81" meta:word-count="277" meta:character-count="1464" meta:non-whitespace-character-count="1325"/>
  </office:meta>
</office:document-meta>
</file>